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931c" officeooo:paragraph-rsid="001e93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Pro JavaScript Design Patterns</text:p>
      <text:p text:style-name="Standard">Object-Oriented JavaScript</text:p>
      <text:p text:style-name="Standard"/>
      <text:p text:style-name="Standard">HAPTER</text:p>
      <text:p text:style-name="Standard"><text:s/>7</text:p>
      <text:p text:style-name="Standard"><text:s/>The Factory Pattern . . . . . . . . . . . . . . . . . . . . . . . . . . . . . . . . . . . . . . . . . . . . 93</text:p>
      <text:p text:style-name="Standard">■ CHAPTER</text:p>
      <text:p text:style-name="Standard"><text:s/>8</text:p>
      <text:p text:style-name="Standard"><text:s/>The Bridge Pattern. . . . . . . . . . . . . . . . . . . . . . . . . . . . . . . . . . . . . . . . . . . . 109</text:p>
      <text:p text:style-name="Standard">■ CHAPTER</text:p>
      <text:p text:style-name="Standard"><text:s/>9</text:p>
      <text:p text:style-name="Standard"><text:s/>The Composite Pattern. . . . . . . . . . . . . . . . . . . . . . . . . . . . . . . . . . . . . . . . 125</text:p>
      <text:p text:style-name="Standard">■ CHAPTER</text:p>
      <text:p text:style-name="Standard"><text:s/>10</text:p>
      <text:p text:style-name="Standard"><text:s/>The Facade Pattern . . . . . . . . . . . . . . . . . . . . . . . . . . . . . . . . . . . . . . . . . . . 141</text:p>
      <text:p text:style-name="Standard">■ CHAPTER</text:p>
      <text:p text:style-name="Standard"><text:s/>11</text:p>
      <text:p text:style-name="Standard"><text:s/>The Adapter Pattern . . . . . . . . . . . . . . . . . . . . . . . . . . . . . . . . . . . . . . . . . . 149</text:p>
      <text:p text:style-name="Standard">■ CHAPTER</text:p>
      <text:p text:style-name="Standard"><text:s/>12</text:p>
      <text:p text:style-name="Standard"><text:s/>The Decorator Pattern . . . . . . . . . . . . . . . . . . . . . . . . . . . . . . . . . . . . . . . . 159</text:p>
      <text:p text:style-name="Standard">■ CHAPTER</text:p>
      <text:p text:style-name="Standard"><text:s/>13</text:p>
      <text:p text:style-name="Standard"><text:s/>The Flyweight Pattern . . . . . . . . . . . . . . . . . . . . . . . . . . . . . . . . . . . . . . . . 179</text:p>
      <text:p text:style-name="Standard">■ CHAPTER</text:p>
      <text:p text:style-name="Standard"><text:s/>14</text:p>
      <text:p text:style-name="Standard"><text:s/>The Proxy Pattern. . . . . . . . . . . . . . . . . . . . . . . . . . . . . . . . . . . . . . . . . . . . . 197</text:p>
      <text:p text:style-name="Standard">■ CHAPTER</text:p>
      <text:p text:style-name="Standard"><text:s/>15</text:p>
      <text:p text:style-name="Standard"><text:s/>The Observer Pattern . . . . . . . . . . . . . . . . . . . . . . . . . . . . . . . . . . . . . . . . . 215</text:p>
      <text:p text:style-name="Standard">■ CHAPTER</text:p>
      <text:p text:style-name="Standard"><text:s/>16</text:p>
      <text:p text:style-name="Standard"><text:s/>The Command Pattern . . . . . . . . . . . . . . . . . . . . . . . . . . . . . . . . . . . . . . . . 225</text:p>
      <text:p text:style-name="Standard">■ CHAPTER</text:p>
      <text:p text:style-name="Standard"><text:s/>17</text:p>
      <text:p text:style-name="Standard"><text:s/>The Chain of Responsibility Pattern . . . . . . . . . . . . . . . . . . . . . . . . . . . 245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l" fo:country="S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12:41:24.423087687</meta:creation-date>
    <dc:date>2020-04-02T12:51:24.643220988</dc:date>
    <meta:editing-duration>PT10M1S</meta:editing-duration>
    <meta:editing-cycles>1</meta:editing-cycles>
    <meta:document-statistic meta:table-count="0" meta:image-count="0" meta:object-count="0" meta:page-count="1" meta:paragraph-count="35" meta:word-count="527" meta:character-count="1353" meta:non-whitespace-character-count="839"/>
    <meta:generator>LibreOffice/6.3.5.2$Linux_X86_64 LibreOffice_project/30$Build-2</meta:generator>
  </office:meta>
</office:document-meta>
</file>